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06mm"/>
    </style:style>
    <style:style style:name="co2" style:family="table-column">
      <style:table-column-properties fo:break-before="auto" style:column-width="40.25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41.28mm"/>
    </style:style>
    <style:style style:name="co5" style:family="table-column">
      <style:table-column-properties fo:break-before="auto" style:column-width="51.96mm"/>
    </style:style>
    <style:style style:name="co6" style:family="table-column">
      <style:table-column-properties fo:break-before="auto" style:column-width="40.76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49.94mm"/>
    </style:style>
    <style:style style:name="co9" style:family="table-column">
      <style:table-column-properties fo:break-before="auto" style:column-width="41.52mm"/>
    </style:style>
    <style:style style:name="co10" style:family="table-column">
      <style:table-column-properties fo:break-before="auto" style:column-width="37.92mm"/>
    </style:style>
    <style:style style:name="co11" style:family="table-column">
      <style:table-column-properties fo:break-before="auto" style:column-width="47.38mm"/>
    </style:style>
    <style:style style:name="co12" style:family="table-column">
      <style:table-column-properties fo:break-before="auto" style:column-width="36.42mm"/>
    </style:style>
    <style:style style:name="co13" style:family="table-column">
      <style:table-column-properties fo:break-before="auto" style:column-width="36.94mm"/>
    </style:style>
    <style:style style:name="co14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 style:data-style-name="N0"/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0.06pt solid #000000" fo:background-color="#bdd7ee" fo:border-left="none" fo:border-right="0.06pt solid #000000" fo:border-top="none"/>
    </style:style>
    <style:style style:name="ce5" style:family="table-cell" style:parent-style-name="Default" style:data-style-name="N0">
      <style:table-cell-properties fo:border-bottom="none" fo:background-color="#bdd7ee" fo:border-left="none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ackground-color="#00b050" fo:border-left="0.06pt solid #000000" fo:border-right="0.06pt solid #000000" fo:border-top="none"/>
    </style:style>
    <style:style style:name="ce18" style:family="table-cell" style:parent-style-name="Default" style:data-style-name="N107">
      <style:table-cell-properties fo:background-color="#a9d08e" fo:border="none"/>
    </style:style>
    <style:style style:name="ce20" style:family="table-cell" style:parent-style-name="Default" style:data-style-name="N0">
      <style:table-cell-properties fo:background-color="#a9d08e" fo:border="none"/>
    </style:style>
    <style:style style:name="ce22" style:family="table-cell" style:parent-style-name="Default" style:data-style-name="N4">
      <style:table-cell-properties fo:background-color="#a9d08e" fo:border="none"/>
    </style:style>
    <style:style style:name="ce4" style:family="table-cell" style:parent-style-name="Default" style:data-style-name="N0">
      <style:table-cell-properties fo:border-bottom="0.06pt solid #000000" fo:background-color="#ffc000" fo:border-left="none" fo:border-right="none" fo:border-top="none"/>
    </style:style>
    <style:style style:name="ce7" style:family="table-cell" style:parent-style-name="Default" style:data-style-name="N107">
      <style:table-cell-properties fo:background-color="#ffd9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3.5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shapes>
          <draw:frame draw:z-index="1" draw:style-name="gr1" draw:text-style-name="P1" svg:width="159.91mm" svg:height="89.79mm" svg:x="0mm" svg:y="44.08mm">
            <draw:object draw:notify-on-update-of-ranges="Hoja1.A2:Hoja1.B2 Hoja1.A3:Hoja1.B8 Hoja1.C2:Hoja1.C2 Hoja1.C3:Hoja1.C8 Hoja1.D2:Hoja1.D2 Hoja1.D3:Hoja1.D8 Hoja1.E2:Hoja1.E2 Hoja1.E3:Hoja1.E8 Hoja1.F2:Hoja1.F2 Hoja1.F3:Hoja1.F8 Hoja1.G2:Hoja1.G2 Hoja1.G3:Hoja1.G8 Hoja1.H2:Hoja1.H2 Hoja1.H3:Hoja1.H8 Hoja1.I2:Hoja1.I2 Hoja1.I3:Hoja1.I8 Hoja1.J2:Hoja1.J2 Hoja1.J3:Hoja1.J8 Hoja1.K2:Hoja1.K2 Hoja1.K3:Hoja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2mm" svg:height="89.79mm" svg:x="166.83mm" svg:y="45.44mm">
            <draw:object draw:notify-on-update-of-ranges="Hoja1.A2:Hoja1.A2 Hoja1.A3:Hoja1.A8 Hoja1.L2:Hoja1.L2 Hoja1.L3:Hoja1.L8 Hoja1.M2:Hoja1.M2 Hoja1.M3:Hoja1.M8 Hoja1.N2:Hoja1.N2 Hoja1.N3:Hoja1.N8 Hoja1.O2:Hoja1.O2 Hoja1.O3:Hoja1.O8 Hoja1.P2:Hoja1.P2 Hoja1.P3:Hoja1.P8 Hoja1.Q2:Hoja1.Q2 Hoja1.Q3:Hoja1.Q8 Hoja1.R2:Hoja1.R2 Hoja1.R3:Hoja1.R8 Hoja1.S2:Hoja1.S2 Hoja1.S3:Hoja1.S8 Hoja1.T2:Hoja1.T2 Hoja1.T3:Hoja1.T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4" table:default-cell-style-name="ce10"/>
        <table:table-column table:style-name="co5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1004" table:default-cell-style-name="ce10"/>
        <table:table-row table:style-name="ro1">
          <table:table-cell table:style-name="ce6" office:value-type="string" calcext:value-type="string" table:number-columns-spanned="14" table:number-rows-spanned="1">
            <text:p>Levenshtein Distance Performance</text:p>
          </table:table-cell>
          <table:covered-table-cell table:style-name="ce14"/>
          <table:covered-table-cell table:number-columns-repeated="12"/>
          <table:table-cell table:number-columns-repeated="1010"/>
        </table:table-row>
        <table:table-row table:style-name="ro1">
          <table:table-cell table:style-name="ce11" office:value-type="string" calcext:value-type="string">
            <text:p>Workers</text:p>
          </table:table-cell>
          <table:table-cell table:style-name="ce2" office:value-type="string" calcext:value-type="string">
            <text:p>Case</text:p>
          </table:table-cell>
          <table:table-cell table:style-name="ce3" office:value-type="string" calcext:value-type="string">
            <text:p>Test Pthreads</text:p>
          </table:table-cell>
          <table:table-cell table:style-name="ce3" office:value-type="string" calcext:value-type="string">
            <text:p>Speedup Pthreads</text:p>
          </table:table-cell>
          <table:table-cell table:style-name="ce3" office:value-type="string" calcext:value-type="string">
            <text:p>Efficiency Pthreads</text:p>
          </table:table-cell>
          <table:table-cell table:style-name="ce3" office:value-type="string" calcext:value-type="string">
            <text:p>Test OpenMP</text:p>
          </table:table-cell>
          <table:table-cell table:style-name="ce3" office:value-type="string" calcext:value-type="string">
            <text:p>Speedup OpenMp</text:p>
          </table:table-cell>
          <table:table-cell table:style-name="ce3" office:value-type="string" calcext:value-type="string">
            <text:p>Efficiency OpenMP</text:p>
          </table:table-cell>
          <table:table-cell table:style-name="ce3" office:value-type="string" calcext:value-type="string">
            <office:annotation draw:style-name="gr2" draw:text-style-name="P3" svg:width="28.99mm" svg:height="15.57mm" svg:x="373.87mm" svg:y="0mm" draw:caption-point-x="-6.1mm" draw:caption-point-y="4.96mm">
              <dc:date>2018-12-17T00:00:00</dc:date>
              <text:p text:style-name="P2"><text:span text:style-name="T1">Resultados no salieron a tiempo</text:span></text:p>
            </office:annotation>
            <text:p>Test MPI</text:p>
          </table:table-cell>
          <table:table-cell table:style-name="ce3" office:value-type="string" calcext:value-type="string">
            <text:p>Speedup MPI</text:p>
          </table:table-cell>
          <table:table-cell table:style-name="ce3" office:value-type="string" calcext:value-type="string">
            <text:p>Efficiency MPI</text:p>
          </table:table-cell>
          <table:table-cell table:style-name="ce4" office:value-type="string" calcext:value-type="string">
            <text:p>Crime_suspect Pthreads</text:p>
          </table:table-cell>
          <table:table-cell table:style-name="ce4" office:value-type="string" calcext:value-type="string">
            <text:p>Speedup Pthreads</text:p>
          </table:table-cell>
          <table:table-cell table:style-name="ce4" office:value-type="string" calcext:value-type="string">
            <text:p>Efficiency Pthreads</text:p>
          </table:table-cell>
          <table:table-cell table:style-name="ce4" office:value-type="string" calcext:value-type="string">
            <text:p>Crime_suspect OpenMP</text:p>
          </table:table-cell>
          <table:table-cell table:style-name="ce4" office:value-type="string" calcext:value-type="string">
            <text:p>Speedup OpenMP</text:p>
          </table:table-cell>
          <table:table-cell table:style-name="ce4" office:value-type="string" calcext:value-type="string">
            <text:p>Efficiency OpenMP</text:p>
          </table:table-cell>
          <table:table-cell table:style-name="ce4" office:value-type="string" calcext:value-type="string">
            <office:annotation draw:style-name="gr2" draw:text-style-name="P3" svg:width="28.99mm" svg:height="15.57mm" svg:x="785.76mm" svg:y="0mm" draw:caption-point-x="-6.1mm" draw:caption-point-y="4.96mm">
              <dc:date>2018-12-17T00:00:00</dc:date>
              <text:p text:style-name="P2"><text:span text:style-name="T1">Resultados no salieron a tiempo</text:span></text:p>
            </office:annotation>
            <text:p>Crime_suspect MPI</text:p>
          </table:table-cell>
          <table:table-cell table:style-name="ce4" office:value-type="string" calcext:value-type="string">
            <text:p>Speedup MPI</text:p>
          </table:table-cell>
          <table:table-cell table:style-name="ce4" office:value-type="string" calcext:value-type="string">
            <text:p>Efficiency MPI</text:p>
          </table:table-cell>
          <table:table-cell table:number-columns-repeated="1004"/>
        </table:table-row>
        <table:table-row table:style-name="ro1">
          <table:table-cell table:style-name="ce12" office:value-type="string" calcext:value-type="string">
            <text:p>Serial</text:p>
          </table:table-cell>
          <table:table-cell table:style-name="ce5" office:value-type="string" calcext:value-type="string">
            <text:p>Lab 104</text:p>
          </table:table-cell>
          <table:table-cell table:style-name="ce18" office:value-type="float" office:value="4.974432496" calcext:value-type="float">
            <text:p>4,974432496</text:p>
          </table:table-cell>
          <table:table-cell table:style-name="ce18" table:number-columns-repeated="2"/>
          <table:table-cell table:style-name="ce18" office:value-type="float" office:value="4.974432496" calcext:value-type="float">
            <text:p>4,974432496</text:p>
          </table:table-cell>
          <table:table-cell table:style-name="ce22" table:number-columns-repeated="5"/>
          <table:table-cell table:style-name="ce7" office:value-type="float" office:value="169936.0785" calcext:value-type="float">
            <text:p>169936,078500000</text:p>
          </table:table-cell>
          <table:table-cell table:style-name="ce7" table:number-columns-repeated="2"/>
          <table:table-cell table:style-name="ce7" office:value-type="float" office:value="169936.0785" calcext:value-type="float">
            <text:p>169936,078500000</text:p>
          </table:table-cell>
          <table:table-cell table:style-name="ce7" table:number-columns-repeated="5"/>
          <table:table-cell table:number-columns-repeated="1004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5" office:value-type="string" calcext:value-type="string">
            <text:p>Lab 104</text:p>
          </table:table-cell>
          <table:table-cell table:style-name="ce18" office:value-type="float" office:value="35.013943352" calcext:value-type="float">
            <text:p>35,013943352</text:p>
          </table:table-cell>
          <table:table-cell table:style-name="ce18" table:formula="of:=[.C3]/[.C4]" office:value-type="float" office:value="0.142070044667387" calcext:value-type="float">
            <text:p>0,142070045</text:p>
          </table:table-cell>
          <table:table-cell table:style-name="ce18" table:formula="of:=[.C3]/([.A4]*[.C4])" office:value-type="float" office:value="0.00887937779171169" calcext:value-type="float">
            <text:p>0,008879378</text:p>
          </table:table-cell>
          <table:table-cell table:style-name="ce20" office:value-type="float" office:value="4.837178401" calcext:value-type="float">
            <text:p>4,837178401</text:p>
          </table:table-cell>
          <table:table-cell table:style-name="ce22" table:formula="of:=[.F3]/[.F4]" office:value-type="float" office:value="1.02837482590504" calcext:value-type="float">
            <text:p>1,03</text:p>
          </table:table-cell>
          <table:table-cell table:style-name="ce22" table:formula="of:=[.F3]/([.F4]*[.A4])" office:value-type="float" office:value="0.0642734266190651" calcext:value-type="float">
            <text:p>0,06</text:p>
          </table:table-cell>
          <table:table-cell table:style-name="ce22" table:number-columns-repeated="3"/>
          <table:table-cell table:style-name="ce7" office:value-type="float" office:value="64629.86153" calcext:value-type="float">
            <text:p>64629,861530000</text:p>
          </table:table-cell>
          <table:table-cell table:style-name="ce7" table:formula="of:=[.L3]/[.L4]" office:value-type="float" office:value="2.62937401499953" calcext:value-type="float">
            <text:p>2,629374015</text:p>
          </table:table-cell>
          <table:table-cell table:style-name="ce7" table:formula="of:=[.L3]/([.A4]*[.L4])" office:value-type="float" office:value="0.164335875937471" calcext:value-type="float">
            <text:p>0,164335876</text:p>
          </table:table-cell>
          <table:table-cell table:style-name="ce7" office:value-type="float" office:value="69298.88374872" calcext:value-type="float">
            <text:p>69298,883748720</text:p>
          </table:table-cell>
          <table:table-cell table:style-name="ce7" table:formula="of:=[.O3]/[.O4]" office:value-type="float" office:value="2.45221956411583" calcext:value-type="float">
            <text:p>2,452219564</text:p>
          </table:table-cell>
          <table:table-cell table:style-name="ce7" table:formula="of:=[.O3]/([.O4]*16)" office:value-type="float" office:value="0.15326372275724" calcext:value-type="float">
            <text:p>0,153263723</text:p>
          </table:table-cell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5" office:value-type="string" calcext:value-type="string">
            <text:p>Lab 104</text:p>
          </table:table-cell>
          <table:table-cell table:style-name="ce18" office:value-type="float" office:value="61.412944685" calcext:value-type="float">
            <text:p>61,412944685</text:p>
          </table:table-cell>
          <table:table-cell table:style-name="ce18" table:formula="of:=[.C3]/[.C5]" office:value-type="float" office:value="0.0809997390861962" calcext:value-type="float">
            <text:p>0,080999739</text:p>
          </table:table-cell>
          <table:table-cell table:style-name="ce18" table:formula="of:=[.C3]/([.A5]*[.C5])" office:value-type="float" office:value="0.00253124184644363" calcext:value-type="float">
            <text:p>0,002531242</text:p>
          </table:table-cell>
          <table:table-cell table:style-name="ce20" office:value-type="float" office:value="107.264838011" calcext:value-type="float">
            <text:p>107,264838011</text:p>
          </table:table-cell>
          <table:table-cell table:style-name="ce22" table:formula="of:=[.F3]/[.F5]" office:value-type="float" office:value="0.046375238971506" calcext:value-type="float">
            <text:p>0,05</text:p>
          </table:table-cell>
          <table:table-cell table:style-name="ce22" table:formula="of:=[.F3]/([.F5]*32)" office:value-type="float" office:value="0.00144922621785956" calcext:value-type="float">
            <text:p>0,00</text:p>
          </table:table-cell>
          <table:table-cell table:style-name="ce22" table:number-columns-repeated="3"/>
          <table:table-cell table:style-name="ce7" office:value-type="float" office:value="71780.029717365" calcext:value-type="float">
            <text:p>71780,029717365</text:p>
          </table:table-cell>
          <table:table-cell table:style-name="ce7" table:formula="of:=[.L3]/[.L5]" office:value-type="float" office:value="2.36745622938756" calcext:value-type="float">
            <text:p>2,367456229</text:p>
          </table:table-cell>
          <table:table-cell table:style-name="ce7" table:formula="of:=[.L3]/([.A5]*[.L5])" office:value-type="float" office:value="0.0739830071683613" calcext:value-type="float">
            <text:p>0,073983007</text:p>
          </table:table-cell>
          <table:table-cell table:style-name="ce7" office:value-type="float" office:value="87474.460947885" calcext:value-type="float">
            <text:p>87474,460947885</text:p>
          </table:table-cell>
          <table:table-cell table:style-name="ce7" table:formula="of:=[.O3]/[.O5]" office:value-type="float" office:value="1.94269363490269" calcext:value-type="float">
            <text:p>1,942693635</text:p>
          </table:table-cell>
          <table:table-cell table:style-name="ce7" table:formula="of:=[.O3]/([.O5]*32)" office:value-type="float" office:value="0.060709176090709" calcext:value-type="float">
            <text:p>0,060709176</text:p>
          </table:table-cell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12" office:value-type="string" calcext:value-type="string">
            <text:p>Serial</text:p>
          </table:table-cell>
          <table:table-cell table:style-name="ce5" office:value-type="string" calcext:value-type="string">
            <text:p>Cluster</text:p>
          </table:table-cell>
          <table:table-cell table:style-name="ce18" office:value-type="float" office:value="22.276153019" calcext:value-type="float">
            <text:p>22,276153019</text:p>
          </table:table-cell>
          <table:table-cell table:style-name="ce18" table:number-columns-repeated="2"/>
          <table:table-cell table:style-name="ce18" office:value-type="float" office:value="22.276153019" calcext:value-type="float">
            <text:p>22,276153019</text:p>
          </table:table-cell>
          <table:table-cell table:style-name="ce22" table:number-columns-repeated="2"/>
          <table:table-cell table:style-name="ce18" office:value-type="float" office:value="22.276153019" calcext:value-type="float">
            <text:p>22,276153019</text:p>
          </table:table-cell>
          <table:table-cell table:style-name="ce22" table:number-columns-repeated="2"/>
          <table:table-cell table:style-name="ce7" office:value-type="float" office:value="616078.7005" calcext:value-type="float">
            <text:p>616078,700500000</text:p>
          </table:table-cell>
          <table:table-cell table:style-name="ce7" table:number-columns-repeated="2"/>
          <table:table-cell table:style-name="ce7" office:value-type="float" office:value="616078.7005" calcext:value-type="float">
            <text:p>616078,700500000</text:p>
          </table:table-cell>
          <table:table-cell table:style-name="ce7" table:number-columns-repeated="2"/>
          <table:table-cell table:style-name="ce7" office:value-type="float" office:value="616078.7005" calcext:value-type="float">
            <text:p>616078,700500000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12" office:value-type="float" office:value="256" calcext:value-type="float">
            <text:p>256</text:p>
          </table:table-cell>
          <table:table-cell table:style-name="ce5" office:value-type="string" calcext:value-type="string">
            <text:p>Cluster</text:p>
          </table:table-cell>
          <table:table-cell table:style-name="ce18" table:number-columns-repeated="3"/>
          <table:table-cell table:style-name="ce20" office:value-type="float" office:value="60.994905603" calcext:value-type="float">
            <text:p>60,994905603</text:p>
          </table:table-cell>
          <table:table-cell table:style-name="ce22" table:formula="of:=[.F6]/[.F7]" office:value-type="float" office:value="0.365213337061126" calcext:value-type="float">
            <text:p>0,37</text:p>
          </table:table-cell>
          <table:table-cell table:style-name="ce22" table:formula="of:=[.F6]/([.F7]*[.A7])" office:value-type="float" office:value="0.00142661459789502" calcext:value-type="float">
            <text:p>0,00</text:p>
          </table:table-cell>
          <table:table-cell table:style-name="ce22" office:value-type="float" office:value="4.441638314" calcext:value-type="float">
            <text:p>4,44</text:p>
          </table:table-cell>
          <table:table-cell table:style-name="ce22" table:formula="of:=[.I6]/[.I7]" office:value-type="float" office:value="5.01530098675207" calcext:value-type="float">
            <text:p>5,02</text:p>
          </table:table-cell>
          <table:table-cell table:style-name="ce22" table:formula="of:=[.I6]/([.I7]*256)" office:value-type="float" office:value="0.0195910194795003" calcext:value-type="float">
            <text:p>0,02</text:p>
          </table:table-cell>
          <table:table-cell table:style-name="ce7" office:value-type="float" office:value="219508.909253505" calcext:value-type="float">
            <text:p>219508,909253505</text:p>
          </table:table-cell>
          <table:table-cell table:style-name="ce7" table:formula="of:=[.L6]/[.L7]" office:value-type="float" office:value="2.80662275893553" calcext:value-type="float">
            <text:p>2,806622759</text:p>
          </table:table-cell>
          <table:table-cell table:style-name="ce7" table:formula="of:=[.L6]/([.A7]*[.L7])" office:value-type="float" office:value="0.0109633701520919" calcext:value-type="float">
            <text:p>0,010963370</text:p>
          </table:table-cell>
          <table:table-cell table:style-name="ce7" office:value-type="float" office:value="26730.550018845" calcext:value-type="float">
            <text:p>26730,550018845</text:p>
          </table:table-cell>
          <table:table-cell table:style-name="ce7" table:formula="of:=[.O6]/[.O7]" office:value-type="float" office:value="23.047737516275" calcext:value-type="float">
            <text:p>23,047737516</text:p>
          </table:table-cell>
          <table:table-cell table:style-name="ce7" table:formula="of:=[.O6]/([.O7]*256)" office:value-type="float" office:value="0.0900302246729493" calcext:value-type="float">
            <text:p>0,090030225</text:p>
          </table:table-cell>
          <table:table-cell table:style-name="ce7" office:value-type="float" office:value="41901.079971937" calcext:value-type="float">
            <text:p>41901,079971937</text:p>
          </table:table-cell>
          <table:table-cell table:style-name="ce7" table:formula="of:=[.R6]/[.R7]" office:value-type="float" office:value="14.7031699639392" calcext:value-type="float">
            <text:p>14,703169964</text:p>
          </table:table-cell>
          <table:table-cell table:style-name="ce7" table:formula="of:=[.R6]/([.R7]*256)" office:value-type="float" office:value="0.0574342576716377" calcext:value-type="float">
            <text:p>0,057434258</text:p>
          </table:table-cell>
          <table:table-cell table:number-columns-repeated="1004"/>
        </table:table-row>
        <table:table-row table:style-name="ro1">
          <table:table-cell table:style-name="ce12" office:value-type="float" office:value="512" calcext:value-type="float">
            <text:p>512</text:p>
          </table:table-cell>
          <table:table-cell table:style-name="ce5" office:value-type="string" calcext:value-type="string">
            <text:p>Cluster</text:p>
          </table:table-cell>
          <table:table-cell table:style-name="ce18" table:number-columns-repeated="3"/>
          <table:table-cell table:style-name="ce20" office:value-type="float" office:value="2293.906844146" calcext:value-type="float">
            <text:p>2293,906844146</text:p>
          </table:table-cell>
          <table:table-cell table:style-name="ce22" table:formula="of:=[.F6]/[.F8]" office:value-type="float" office:value="0.00971101031231859" calcext:value-type="float">
            <text:p>0,01</text:p>
          </table:table-cell>
          <table:table-cell table:style-name="ce22" table:formula="of:=[.F6]/([.F8]*[.A8])" office:value-type="float" office:value="0.0000189668170162472" calcext:value-type="float">
            <text:p>0,00</text:p>
          </table:table-cell>
          <table:table-cell table:style-name="ce22" table:number-columns-repeated="3"/>
          <table:table-cell table:style-name="ce7" table:number-columns-repeated="3"/>
          <table:table-cell table:style-name="ce7" office:value-type="float" office:value="25363.02189213" calcext:value-type="float">
            <text:p>25363,021892130</text:p>
          </table:table-cell>
          <table:table-cell table:style-name="ce7" table:formula="of:=[.O6]/[.O8]" office:value-type="float" office:value="24.2904297098433" calcext:value-type="float">
            <text:p>24,290429710</text:p>
          </table:table-cell>
          <table:table-cell table:style-name="ce7" table:formula="of:=[.O6]/([.O8]*512)" office:value-type="float" office:value="0.0474422455270376" calcext:value-type="float">
            <text:p>0,047442246</text:p>
          </table:table-cell>
          <table:table-cell table:style-name="ce7" table:number-columns-repeated="3"/>
          <table:table-cell table:number-columns-repeated="100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26:21.7040763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Rios</meta:initial-creator>
    <meta:creation-date>2018-10-02T10:18:56Z</meta:creation-date>
    <dc:date>2018-12-18T10:33:07.700630822</dc:date>
    <meta:editing-duration>PT4H48M25S</meta:editing-duration>
    <meta:editing-cycles>20</meta:editing-cycles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07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07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07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line" chart:style-name="ch1">
        <chart:legend chart:legend-position="end" svg:x="10.865cm" svg:y="2.199cm" style:legend-expansion="high" chart:style-name="ch2"/>
        <chart:plot-area chart:style-name="ch3" table:cell-range-address="Hoja1.A2:Hoja1.A8 Hoja1.L2:Hoja1.T8" chart:data-source-has-labels="both" svg:x="0.319cm" svg:y="0.179cm" svg:width="10.227cm" svg:height="8.622cm">
          <chartooo:coordinate-region svg:x="3.454cm" svg:y="0.379cm" svg:width="4.697cm" svg:height="7.775cm"/>
          <chart:axis chart:dimension="x" chart:name="primary-x" chart:style-name="ch4" chartooo:axis-type="auto">
            <chartooo:date-scale/>
            <chart:categories table:cell-range-address="Hoja1.A3:Hoja1.A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Hoja1.L3:Hoja1.L8" chart:label-cell-address="Hoja1.L2:Hoja1.L2" chart:class="chart:line">
            <chart:data-point chart:repeated="6"/>
          </chart:series>
          <chart:series chart:attached-axis="secondary-y" chart:style-name="ch9" chart:values-cell-range-address="Hoja1.M3:Hoja1.M8" chart:label-cell-address="Hoja1.M2:Hoja1.M2" chart:class="chart:line">
            <chart:data-point chart:repeated="6"/>
          </chart:series>
          <chart:series chart:attached-axis="secondary-y" chart:style-name="ch10" chart:values-cell-range-address="Hoja1.N3:Hoja1.N8" chart:label-cell-address="Hoja1.N2:Hoja1.N2" chart:class="chart:line">
            <chart:data-point chart:repeated="6"/>
          </chart:series>
          <chart:series chart:attached-axis="primary-y" chart:style-name="ch11" chart:values-cell-range-address="Hoja1.O3:Hoja1.O8" chart:label-cell-address="Hoja1.O2:Hoja1.O2" chart:class="chart:line">
            <chart:data-point chart:repeated="6"/>
          </chart:series>
          <chart:series chart:attached-axis="secondary-y" chart:style-name="ch12" chart:values-cell-range-address="Hoja1.P3:Hoja1.P8" chart:label-cell-address="Hoja1.P2:Hoja1.P2" chart:class="chart:line">
            <chart:data-point chart:repeated="6"/>
          </chart:series>
          <chart:series chart:attached-axis="secondary-y" chart:style-name="ch13" chart:values-cell-range-address="Hoja1.Q3:Hoja1.Q8" chart:label-cell-address="Hoja1.Q2:Hoja1.Q2" chart:class="chart:line">
            <chart:data-point chart:repeated="6"/>
          </chart:series>
          <chart:series chart:attached-axis="primary-y" chart:style-name="ch14" chart:values-cell-range-address="Hoja1.R3:Hoja1.R8" chart:label-cell-address="Hoja1.R2:Hoja1.R2" chart:class="chart:line">
            <chart:data-point chart:repeated="6"/>
          </chart:series>
          <chart:series chart:attached-axis="secondary-y" chart:style-name="ch15" chart:values-cell-range-address="Hoja1.S3:Hoja1.S8" chart:label-cell-address="Hoja1.S2:Hoja1.S2" chart:class="chart:line">
            <chart:data-point chart:repeated="6"/>
          </chart:series>
          <chart:series chart:attached-axis="secondary-y" chart:style-name="ch16" chart:values-cell-range-address="Hoja1.T3:Hoja1.T8" chart:label-cell-address="Hoja1.T2:Hoja1.T2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me_suspect Pthreads</text:p>
                <draw:g>
                  <svg:desc>Hoja1.L2:Hoja1.L2</svg:desc>
                </draw:g>
              </table:table-cell>
              <table:table-cell office:value-type="string">
                <text:p>Speedup Pthreads</text:p>
                <draw:g>
                  <svg:desc>Hoja1.M2:Hoja1.M2</svg:desc>
                </draw:g>
              </table:table-cell>
              <table:table-cell office:value-type="string">
                <text:p>Efficiency Pthreads</text:p>
                <draw:g>
                  <svg:desc>Hoja1.N2:Hoja1.N2</svg:desc>
                </draw:g>
              </table:table-cell>
              <table:table-cell office:value-type="string">
                <text:p>Crime_suspect OpenMP</text:p>
                <draw:g>
                  <svg:desc>Hoja1.O2:Hoja1.O2</svg:desc>
                </draw:g>
              </table:table-cell>
              <table:table-cell office:value-type="string">
                <text:p>Speedup OpenMP</text:p>
                <draw:g>
                  <svg:desc>Hoja1.P2:Hoja1.P2</svg:desc>
                </draw:g>
              </table:table-cell>
              <table:table-cell office:value-type="string">
                <text:p>Efficiency OpenMP</text:p>
                <draw:g>
                  <svg:desc>Hoja1.Q2:Hoja1.Q2</svg:desc>
                </draw:g>
              </table:table-cell>
              <table:table-cell office:value-type="string">
                <text:p>Crime_suspect MPI</text:p>
                <draw:g>
                  <svg:desc>Hoja1.R2:Hoja1.R2</svg:desc>
                </draw:g>
              </table:table-cell>
              <table:table-cell office:value-type="string">
                <text:p>Speedup MPI</text:p>
                <draw:g>
                  <svg:desc>Hoja1.S2:Hoja1.S2</svg:desc>
                </draw:g>
              </table:table-cell>
              <table:table-cell office:value-type="string">
                <text:p>Efficiency MPI</text:p>
                <draw:g>
                  <svg:desc>Hoja1.T2:Hoja1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Hoja1.A3:Hoja1.A8</svg:desc>
                </draw:g>
              </table:table-cell>
              <table:table-cell office:value-type="float" office:value="169936.0785">
                <text:p>169936.0785</text:p>
                <draw:g>
                  <svg:desc>Hoja1.L3:Hoja1.L8</svg:desc>
                </draw:g>
              </table:table-cell>
              <table:table-cell office:value-type="float" office:value="NaN">
                <text:p>NaN</text:p>
                <draw:g>
                  <svg:desc>Hoja1.M3:Hoja1.M8</svg:desc>
                </draw:g>
              </table:table-cell>
              <table:table-cell office:value-type="float" office:value="NaN">
                <text:p>NaN</text:p>
                <draw:g>
                  <svg:desc>Hoja1.N3:Hoja1.N8</svg:desc>
                </draw:g>
              </table:table-cell>
              <table:table-cell office:value-type="float" office:value="169936.0785">
                <text:p>169936.0785</text:p>
                <draw:g>
                  <svg:desc>Hoja1.O3:Hoja1.O8</svg:desc>
                </draw:g>
              </table:table-cell>
              <table:table-cell office:value-type="float" office:value="NaN">
                <text:p>NaN</text:p>
                <draw:g>
                  <svg:desc>Hoja1.P3:Hoja1.P8</svg:desc>
                </draw:g>
              </table:table-cell>
              <table:table-cell office:value-type="float" office:value="NaN">
                <text:p>NaN</text:p>
                <draw:g>
                  <svg:desc>Hoja1.Q3:Hoja1.Q8</svg:desc>
                </draw:g>
              </table:table-cell>
              <table:table-cell office:value-type="float" office:value="NaN">
                <text:p>NaN</text:p>
                <draw:g>
                  <svg:desc>Hoja1.R3:Hoja1.R8</svg:desc>
                </draw:g>
              </table:table-cell>
              <table:table-cell office:value-type="float" office:value="NaN">
                <text:p>NaN</text:p>
                <draw:g>
                  <svg:desc>Hoja1.S3:Hoja1.S8</svg:desc>
                </draw:g>
              </table:table-cell>
              <table:table-cell office:value-type="float" office:value="NaN">
                <text:p>NaN</text:p>
                <draw:g>
                  <svg:desc>Hoja1.T3:Hoja1.T8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629.86153">
                <text:p>64629.86153</text:p>
              </table:table-cell>
              <table:table-cell office:value-type="float" office:value="2.62937401499953">
                <text:p>2.62937401499953</text:p>
              </table:table-cell>
              <table:table-cell office:value-type="float" office:value="0.164335875937471">
                <text:p>0.164335875937471</text:p>
              </table:table-cell>
              <table:table-cell office:value-type="float" office:value="69298.88374872">
                <text:p>69298.88374872</text:p>
              </table:table-cell>
              <table:table-cell office:value-type="float" office:value="2.45221956411583">
                <text:p>2.45221956411583</text:p>
              </table:table-cell>
              <table:table-cell office:value-type="float" office:value="0.15326372275724">
                <text:p>0.1532637227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780.029717365">
                <text:p>71780.029717365</text:p>
              </table:table-cell>
              <table:table-cell office:value-type="float" office:value="2.36745622938756">
                <text:p>2.36745622938756</text:p>
              </table:table-cell>
              <table:table-cell office:value-type="float" office:value="0.0739830071683613">
                <text:p>0.0739830071683613</text:p>
              </table:table-cell>
              <table:table-cell office:value-type="float" office:value="87474.460947885">
                <text:p>87474.460947885</text:p>
              </table:table-cell>
              <table:table-cell office:value-type="float" office:value="1.94269363490269">
                <text:p>1.94269363490269</text:p>
              </table:table-cell>
              <table:table-cell office:value-type="float" office:value="0.060709176090709">
                <text:p>0.06070917609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616078.7005">
                <text:p>616078.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078.7005">
                <text:p>616078.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078.7005">
                <text:p>616078.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19508.909253505">
                <text:p>219508.909253505</text:p>
              </table:table-cell>
              <table:table-cell office:value-type="float" office:value="2.80662275893553">
                <text:p>2.80662275893553</text:p>
              </table:table-cell>
              <table:table-cell office:value-type="float" office:value="0.0109633701520919">
                <text:p>0.0109633701520919</text:p>
              </table:table-cell>
              <table:table-cell office:value-type="float" office:value="26730.550018845">
                <text:p>26730.550018845</text:p>
              </table:table-cell>
              <table:table-cell office:value-type="float" office:value="23.047737516275">
                <text:p>23.047737516275</text:p>
              </table:table-cell>
              <table:table-cell office:value-type="float" office:value="0.0900302246729493">
                <text:p>0.0900302246729493</text:p>
              </table:table-cell>
              <table:table-cell office:value-type="float" office:value="41901.079971937">
                <text:p>41901.079971937</text:p>
              </table:table-cell>
              <table:table-cell office:value-type="float" office:value="14.7031699639392">
                <text:p>14.7031699639392</text:p>
              </table:table-cell>
              <table:table-cell office:value-type="float" office:value="0.0574342576716377">
                <text:p>0.057434257671637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63.02189213">
                <text:p>25363.02189213</text:p>
              </table:table-cell>
              <table:table-cell office:value-type="float" office:value="24.2904297098433">
                <text:p>24.2904297098433</text:p>
              </table:table-cell>
              <table:table-cell office:value-type="float" office:value="0.0474422455270376">
                <text:p>0.047442245527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07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07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07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2cm" svg:height="8.98cm" xlink:href=".." xlink:type="simple" chart:class="chart:line" chart:style-name="ch1">
        <chart:legend chart:legend-position="end" svg:x="11.632cm" svg:y="2.199cm" style:legend-expansion="high" chart:style-name="ch2"/>
        <chart:plot-area chart:style-name="ch3" table:cell-range-address="Hoja1.A2:Hoja1.K8" chart:data-source-has-labels="both" svg:x="0.319cm" svg:y="0.179cm" svg:width="10.994cm" svg:height="8.622cm">
          <chartooo:coordinate-region svg:x="3.084cm" svg:y="0.179cm" svg:width="7.316cm" svg:height="6.98cm"/>
          <chart:axis chart:dimension="x" chart:name="primary-x" chart:style-name="ch4" chartooo:axis-type="auto">
            <chartooo:date-scale/>
            <chart:categories table:cell-range-address="Hoja1.A3:Hoja1.B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Hoja1.C3:Hoja1.C8" chart:label-cell-address="Hoja1.C2:Hoja1.C2" chart:class="chart:line">
            <chart:data-point chart:repeated="6"/>
          </chart:series>
          <chart:series chart:attached-axis="secondary-y" chart:style-name="ch9" chart:values-cell-range-address="Hoja1.D3:Hoja1.D8" chart:label-cell-address="Hoja1.D2:Hoja1.D2" chart:class="chart:line">
            <chart:data-point chart:repeated="6"/>
          </chart:series>
          <chart:series chart:attached-axis="secondary-y" chart:style-name="ch10" chart:values-cell-range-address="Hoja1.E3:Hoja1.E8" chart:label-cell-address="Hoja1.E2:Hoja1.E2" chart:class="chart:line">
            <chart:data-point chart:repeated="6"/>
          </chart:series>
          <chart:series chart:attached-axis="primary-y" chart:style-name="ch11" chart:values-cell-range-address="Hoja1.F3:Hoja1.F8" chart:label-cell-address="Hoja1.F2:Hoja1.F2" chart:class="chart:line">
            <chart:data-point chart:repeated="6"/>
          </chart:series>
          <chart:series chart:attached-axis="secondary-y" chart:style-name="ch12" chart:values-cell-range-address="Hoja1.G3:Hoja1.G8" chart:label-cell-address="Hoja1.G2:Hoja1.G2" chart:class="chart:line">
            <chart:data-point chart:repeated="6"/>
          </chart:series>
          <chart:series chart:attached-axis="secondary-y" chart:style-name="ch13" chart:values-cell-range-address="Hoja1.H3:Hoja1.H8" chart:label-cell-address="Hoja1.H2:Hoja1.H2" chart:class="chart:line">
            <chart:data-point chart:repeated="6"/>
          </chart:series>
          <chart:series chart:attached-axis="primary-y" chart:style-name="ch14" chart:values-cell-range-address="Hoja1.I3:Hoja1.I8" chart:label-cell-address="Hoja1.I2:Hoja1.I2" chart:class="chart:line">
            <chart:data-point chart:repeated="6"/>
          </chart:series>
          <chart:series chart:attached-axis="secondary-y" chart:style-name="ch15" chart:values-cell-range-address="Hoja1.J3:Hoja1.J8" chart:label-cell-address="Hoja1.J2:Hoja1.J2" chart:class="chart:line">
            <chart:data-point chart:repeated="6"/>
          </chart:series>
          <chart:series chart:attached-axis="secondary-y" chart:style-name="ch16" chart:values-cell-range-address="Hoja1.K3:Hoja1.K8" chart:label-cell-address="Hoja1.K2:Hoja1.K2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threads</text:p>
                <draw:g>
                  <svg:desc>Hoja1.C2:Hoja1.C2</svg:desc>
                </draw:g>
              </table:table-cell>
              <table:table-cell office:value-type="string">
                <text:p>Speedup Pthreads</text:p>
                <draw:g>
                  <svg:desc>Hoja1.D2:Hoja1.D2</svg:desc>
                </draw:g>
              </table:table-cell>
              <table:table-cell office:value-type="string">
                <text:p>Efficiency Pthreads</text:p>
                <draw:g>
                  <svg:desc>Hoja1.E2:Hoja1.E2</svg:desc>
                </draw:g>
              </table:table-cell>
              <table:table-cell office:value-type="string">
                <text:p>Test OpenMP</text:p>
                <draw:g>
                  <svg:desc>Hoja1.F2:Hoja1.F2</svg:desc>
                </draw:g>
              </table:table-cell>
              <table:table-cell office:value-type="string">
                <text:p>Speedup OpenMp</text:p>
                <draw:g>
                  <svg:desc>Hoja1.G2:Hoja1.G2</svg:desc>
                </draw:g>
              </table:table-cell>
              <table:table-cell office:value-type="string">
                <text:p>Efficiency OpenMP</text:p>
                <draw:g>
                  <svg:desc>Hoja1.H2:Hoja1.H2</svg:desc>
                </draw:g>
              </table:table-cell>
              <table:table-cell office:value-type="string">
                <text:p>Test MPI</text:p>
                <draw:g>
                  <svg:desc>Hoja1.I2:Hoja1.I2</svg:desc>
                </draw:g>
              </table:table-cell>
              <table:table-cell office:value-type="string">
                <text:p>Speedup MPI</text:p>
                <draw:g>
                  <svg:desc>Hoja1.J2:Hoja1.J2</svg:desc>
                </draw:g>
              </table:table-cell>
              <table:table-cell office:value-type="string">
                <text:p>Efficiency MPI</text:p>
                <draw:g>
                  <svg:desc>Hoja1.K2:Hoja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 Lab 104</text:p>
                <text:list>
                  <text:list-item>
                    <text:p>Serial</text:p>
                  </text:list-item>
                  <text:list-item>
                    <text:p>Lab 104</text:p>
                  </text:list-item>
                </text:list>
                <draw:g>
                  <svg:desc>Hoja1.A3:Hoja1.B8</svg:desc>
                </draw:g>
              </table:table-cell>
              <table:table-cell office:value-type="float" office:value="4.974432496">
                <text:p>4.974432496</text:p>
                <draw:g>
                  <svg:desc>Hoja1.C3:Hoja1.C8</svg:desc>
                </draw:g>
              </table:table-cell>
              <table:table-cell office:value-type="float" office:value="NaN">
                <text:p>NaN</text:p>
                <draw:g>
                  <svg:desc>Hoja1.D3:Hoja1.D8</svg:desc>
                </draw:g>
              </table:table-cell>
              <table:table-cell office:value-type="float" office:value="NaN">
                <text:p>NaN</text:p>
                <draw:g>
                  <svg:desc>Hoja1.E3:Hoja1.E8</svg:desc>
                </draw:g>
              </table:table-cell>
              <table:table-cell office:value-type="float" office:value="4.974432496">
                <text:p>4.974432496</text:p>
                <draw:g>
                  <svg:desc>Hoja1.F3:Hoja1.F8</svg:desc>
                </draw:g>
              </table:table-cell>
              <table:table-cell office:value-type="float" office:value="NaN">
                <text:p>NaN</text:p>
                <draw:g>
                  <svg:desc>Hoja1.G3:Hoja1.G8</svg:desc>
                </draw:g>
              </table:table-cell>
              <table:table-cell office:value-type="float" office:value="NaN">
                <text:p>NaN</text:p>
                <draw:g>
                  <svg:desc>Hoja1.H3:Hoja1.H8</svg:desc>
                </draw:g>
              </table:table-cell>
              <table:table-cell office:value-type="float" office:value="NaN">
                <text:p>NaN</text:p>
                <draw:g>
                  <svg:desc>Hoja1.I3:Hoja1.I8</svg:desc>
                </draw:g>
              </table:table-cell>
              <table:table-cell office:value-type="float" office:value="NaN">
                <text:p>NaN</text:p>
                <draw:g>
                  <svg:desc>Hoja1.J3:Hoja1.J8</svg:desc>
                </draw:g>
              </table:table-cell>
              <table:table-cell office:value-type="float" office:value="NaN">
                <text:p>NaN</text:p>
                <draw:g>
                  <svg:desc>Hoja1.K3:Hoja1.K8</svg:desc>
                </draw:g>
              </table:table-cell>
            </table:table-row>
            <table:table-row>
              <table:table-cell office:value-type="float" office:value="16">
                <text:p>16 Lab 104</text:p>
                <text:list>
                  <text:list-item>
                    <text:p/>
                  </text:list-item>
                  <text:list-item>
                    <text:p>Lab 104</text:p>
                  </text:list-item>
                </text:list>
              </table:table-cell>
              <table:table-cell office:value-type="float" office:value="35.013943352">
                <text:p>35.013943352</text:p>
              </table:table-cell>
              <table:table-cell office:value-type="float" office:value="0.142070044667387">
                <text:p>0.142070044667387</text:p>
              </table:table-cell>
              <table:table-cell office:value-type="float" office:value="0.00887937779171169">
                <text:p>0.00887937779171169</text:p>
              </table:table-cell>
              <table:table-cell office:value-type="float" office:value="4.837178401">
                <text:p>4.837178401</text:p>
              </table:table-cell>
              <table:table-cell office:value-type="float" office:value="1.02837482590504">
                <text:p>1.02837482590504</text:p>
              </table:table-cell>
              <table:table-cell office:value-type="float" office:value="0.0642734266190651">
                <text:p>0.064273426619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 Lab 104</text:p>
                <text:list>
                  <text:list-item>
                    <text:p/>
                  </text:list-item>
                  <text:list-item>
                    <text:p>Lab 104</text:p>
                  </text:list-item>
                </text:list>
              </table:table-cell>
              <table:table-cell office:value-type="float" office:value="61.412944685">
                <text:p>61.412944685</text:p>
              </table:table-cell>
              <table:table-cell office:value-type="float" office:value="0.0809997390861962">
                <text:p>0.0809997390861962</text:p>
              </table:table-cell>
              <table:table-cell office:value-type="float" office:value="0.00253124184644363">
                <text:p>0.00253124184644363</text:p>
              </table:table-cell>
              <table:table-cell office:value-type="float" office:value="107.264838011">
                <text:p>107.264838011</text:p>
              </table:table-cell>
              <table:table-cell office:value-type="float" office:value="0.046375238971506">
                <text:p>0.046375238971506</text:p>
              </table:table-cell>
              <table:table-cell office:value-type="float" office:value="0.00144922621785956">
                <text:p>0.00144922621785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ial Cluster</text:p>
                <text:list>
                  <text:list-item>
                    <text:p>Serial</text:p>
                  </text:list-item>
                  <text:list-item>
                    <text:p>Cluster</text:p>
                  </text:list-item>
                </text:list>
              </table:table-cell>
              <table:table-cell office:value-type="float" office:value="22.276153019">
                <text:p>22.27615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76153019">
                <text:p>22.27615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76153019">
                <text:p>22.27615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56 Cluster</text:p>
                <text:list>
                  <text:list-item>
                    <text:p/>
                  </text:list-item>
                  <text:list-item>
                    <text:p>Cluster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994905603">
                <text:p>60.994905603</text:p>
              </table:table-cell>
              <table:table-cell office:value-type="float" office:value="0.365213337061126">
                <text:p>0.365213337061126</text:p>
              </table:table-cell>
              <table:table-cell office:value-type="float" office:value="0.00142661459789502">
                <text:p>0.00142661459789502</text:p>
              </table:table-cell>
              <table:table-cell office:value-type="float" office:value="4.441638314">
                <text:p>4.441638314</text:p>
              </table:table-cell>
              <table:table-cell office:value-type="float" office:value="5.01530098675207">
                <text:p>5.01530098675207</text:p>
              </table:table-cell>
              <table:table-cell office:value-type="float" office:value="0.0195910194795003">
                <text:p>0.0195910194795003</text:p>
              </table:table-cell>
            </table:table-row>
            <table:table-row>
              <table:table-cell office:value-type="float" office:value="512">
                <text:p>512 Cluster</text:p>
                <text:list>
                  <text:list-item>
                    <text:p/>
                  </text:list-item>
                  <text:list-item>
                    <text:p>Cluster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.906844146">
                <text:p>2293.906844146</text:p>
              </table:table-cell>
              <table:table-cell office:value-type="float" office:value="0.00971101031231859">
                <text:p>0.00971101031231859</text:p>
              </table:table-cell>
              <table:table-cell office:value-type="float" office:value="0.0000189668170162472">
                <text:p>0.000018966817016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